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 160"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 [.D6] * 1.08" office:value-type="float" office:value="172.8" calcext:value-type="float">
            <text:p>172.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 [.D7] * 1.08" office:value-type="float" office:value="186.624" calcext:value-type="float">
            <text:p>186.62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 [.D8] * 1.08" office:value-type="float" office:value="201.55392" calcext:value-type="float">
            <text:p>201.5539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 [.D9] * 1.08" office:value-type="float" office:value="217.6782336" calcext:value-type="float">
            <text:p>217.678233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 [.D10] * 1.08" office:value-type="float" office:value="235.092492288" calcext:value-type="float">
            <text:p>235.0924922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 [.D11] * 1.08" office:value-type="float" office:value="253.89989167104" calcext:value-type="float">
            <text:p>253.8998916710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 [.D12] * 1.08" office:value-type="float" office:value="274.211883004723" calcext:value-type="float">
            <text:p>274.21188300472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 [.D13] * 1.08" office:value-type="float" office:value="296.148833645101" calcext:value-type="float">
            <text:p>296.1488336451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 [.D14] * 1.08" office:value-type="float" office:value="319.840740336709" calcext:value-type="float">
            <text:p>319.84074033670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 [.D15] * 1.08" office:value-type="float" office:value="345.427999563646" calcext:value-type="float">
            <text:p>345.42799956364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 [.D16] * 1.08" office:value-type="float" office:value="373.062239528738" calcext:value-type="float">
            <text:p>373.06223952873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 [.D17] * 1.08" office:value-type="float" office:value="402.907218691037" calcext:value-type="float">
            <text:p>402.90721869103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 [.D18] * 1.08" office:value-type="float" office:value="435.13979618632" calcext:value-type="float">
            <text:p>435.1397961863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 [.D19] * 1.08" office:value-type="float" office:value="469.950979881226" calcext:value-type="float">
            <text:p>469.95097988122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 [.D20] * 1.08" office:value-type="float" office:value="507.547058271724" calcext:value-type="float">
            <text:p>507.54705827172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 [.D21] * 1.08" office:value-type="float" office:value="548.150822933462" calcext:value-type="float">
            <text:p>548.15082293346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 [.D22] * 1.08" office:value-type="float" office:value="592.002888768139" calcext:value-type="float">
            <text:p>592.00288876813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 [.D23] * 1.08" office:value-type="float" office:value="639.36311986959" calcext:value-type="float">
            <text:p>639.3631198695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 [.D24] * 1.08" office:value-type="float" office:value="690.512169459157" calcext:value-type="float">
            <text:p>690.51216945915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 [.D25] * 1.08" office:value-type="float" office:value="745.753143015889" calcext:value-type="float">
            <text:p>745.75314301588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 [.D26] * 1.08" office:value-type="float" office:value="805.413394457161" calcext:value-type="float">
            <text:p>805.41339445716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 [.D27] * 1.08" office:value-type="float" office:value="869.846466013734" calcext:value-type="float">
            <text:p>869.84646601373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 [.D28] * 1.08" office:value-type="float" office:value="939.434183294832" calcext:value-type="float">
            <text:p>939.43418329483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 [.D29] * 1.08" office:value-type="float" office:value="1014.58891795842" calcext:value-type="float">
            <text:p>1014.58891795842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 [.D30] * 1.08" office:value-type="float" office:value="1095.75603139509" calcext:value-type="float">
            <text:p>1095.7560313950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 [.D31] * 1.08" office:value-type="float" office:value="1183.4165139067" calcext:value-type="float">
            <text:p>1183.416513906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 [.D32] * 1.08" office:value-type="float" office:value="1278.08983501924" calcext:value-type="float">
            <text:p>1278.0898350192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 [.D33] * 1.08" office:value-type="float" office:value="1380.33702182078" calcext:value-type="float">
            <text:p>1380.3370218207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 [.D34] * 1.08" office:value-type="float" office:value="1490.76398356644" calcext:value-type="float">
            <text:p>1490.7639835664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 [.D35] * 1.08" office:value-type="float" office:value="1610.02510225175" calcext:value-type="float">
            <text:p>1610.025102251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 [.D36] * 1.08" office:value-type="float" office:value="1738.82711043189" calcext:value-type="float">
            <text:p>1738.8271104318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 [.D37] * 1.08" office:value-type="float" office:value="1877.93327926644" calcext:value-type="float">
            <text:p>1877.93327926644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 [.D38] * 1.08" office:value-type="float" office:value="2028.16794160776" calcext:value-type="float">
            <text:p>2028.1679416077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 [.D39] * 1.08" office:value-type="float" office:value="2190.42137693638" calcext:value-type="float">
            <text:p>2190.42137693638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 [.D40] * 1.08" office:value-type="float" office:value="2365.65508709129" calcext:value-type="float">
            <text:p>2365.65508709129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 [.D41] * 1.08" office:value-type="float" office:value="2554.90749405859" calcext:value-type="float">
            <text:p>2554.90749405859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 [.D42] * 1.08" office:value-type="float" office:value="2759.30009358328" calcext:value-type="float">
            <text:p>2759.3000935832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 [.D43] * 1.08" office:value-type="float" office:value="2980.04410106995" calcext:value-type="float">
            <text:p>2980.0441010699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 [.D44] * 1.08" office:value-type="float" office:value="3218.44762915554" calcext:value-type="float">
            <text:p>3218.4476291555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 [.D45] * 1.08" office:value-type="float" office:value="3475.92343948798" calcext:value-type="float">
            <text:p>3475.92343948798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 [.D46] * 1.08" office:value-type="float" office:value="3753.99731464702" calcext:value-type="float">
            <text:p>3753.99731464702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 [.D47] * 1.08" office:value-type="float" office:value="4054.31709981879" calcext:value-type="float">
            <text:p>4054.31709981879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 [.D48] * 1.08" office:value-type="float" office:value="4378.66246780429" calcext:value-type="float">
            <text:p>4378.66246780429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 [.D49] * 1.08" office:value-type="float" office:value="4728.95546522863" calcext:value-type="float">
            <text:p>4728.9554652286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 [.D50] * 1.08" office:value-type="float" office:value="5107.27190244692" calcext:value-type="float">
            <text:p>5107.27190244692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 [.D51] * 1.08" office:value-type="float" office:value="5515.85365464268" calcext:value-type="float">
            <text:p>5515.85365464268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 [.D52] * 1.08" office:value-type="float" office:value="5957.12194701409" calcext:value-type="float">
            <text:p>5957.1219470140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 [.D53] * 1.08" office:value-type="float" office:value="6433.69170277522" calcext:value-type="float">
            <text:p>6433.6917027752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 [.D54] * 1.08" office:value-type="float" office:value="6948.38703899724" calcext:value-type="float">
            <text:p>6948.38703899724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 [.D55] * 1.08" office:value-type="float" office:value="7504.25800211702" calcext:value-type="float">
            <text:p>7504.2580021170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 [.D56] * 1.08" office:value-type="float" office:value="8104.59864228638" calcext:value-type="float">
            <text:p>8104.59864228638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 [.D57] * 1.08" office:value-type="float" office:value="8752.96653366929" calcext:value-type="float">
            <text:p>8752.9665336692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 [.D58] * 1.08" office:value-type="float" office:value="9453.20385636283" calcext:value-type="float">
            <text:p>9453.20385636283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 [.D59] * 1.08" office:value-type="float" office:value="10209.4601648719" calcext:value-type="float">
            <text:p>10209.460164871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 [.D60] * 1.08" office:value-type="float" office:value="11026.2169780616" calcext:value-type="float">
            <text:p>11026.2169780616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 [.D61] * 1.08" office:value-type="float" office:value="11908.3143363065" calcext:value-type="float">
            <text:p>11908.3143363065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 [.D62] * 1.08" office:value-type="float" office:value="12860.9794832111" calcext:value-type="float">
            <text:p>12860.979483211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 [.D63] * 1.08" office:value-type="float" office:value="13889.857841868" calcext:value-type="float">
            <text:p>13889.85784186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 [.D64] * 1.08" office:value-type="float" office:value="15001.0464692174" calcext:value-type="float">
            <text:p>15001.0464692174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 [.D65] * 1.08" office:value-type="float" office:value="16201.1301867548" calcext:value-type="float">
            <text:p>16201.130186754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 [.D66] * 1.08" office:value-type="float" office:value="17497.2206016952" calcext:value-type="float">
            <text:p>17497.2206016952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 [.D67] * 1.08" office:value-type="float" office:value="18896.9982498308" calcext:value-type="float">
            <text:p>18896.9982498308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 [.D68] * 1.08" office:value-type="float" office:value="20408.7581098172" calcext:value-type="float">
            <text:p>20408.758109817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 [.D69] * 1.08" office:value-type="float" office:value="22041.4587586026" calcext:value-type="float">
            <text:p>22041.4587586026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 [.D70] * 1.08" office:value-type="float" office:value="23804.7754592908" calcext:value-type="float">
            <text:p>23804.775459290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 [.D71] * 1.08" office:value-type="float" office:value="25709.1574960341" calcext:value-type="float">
            <text:p>25709.1574960341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 [.D72] * 1.08" office:value-type="float" office:value="27765.8900957168" calcext:value-type="float">
            <text:p>27765.8900957168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 [.D73] * 1.08" office:value-type="float" office:value="29987.1613033742" calcext:value-type="float">
            <text:p>29987.1613033742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 [.D74] * 1.08" office:value-type="float" office:value="32386.1342076441" calcext:value-type="float">
            <text:p>32386.1342076441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 [.D75] * 1.08" office:value-type="float" office:value="34977.0249442557" calcext:value-type="float">
            <text:p>34977.0249442557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 [.D76] * 1.08" office:value-type="float" office:value="37775.1869397961" calcext:value-type="float">
            <text:p>37775.186939796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 [.D77] * 1.08" office:value-type="float" office:value="40797.2018949798" calcext:value-type="float">
            <text:p>40797.2018949798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 [.D78] * 1.08" office:value-type="float" office:value="44060.9780465782" calcext:value-type="float">
            <text:p>44060.9780465782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 [.D79] * 1.08" office:value-type="float" office:value="47585.8562903044" calcext:value-type="float">
            <text:p>47585.8562903044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 [.D80] * 1.08" office:value-type="float" office:value="51392.7247935288" calcext:value-type="float">
            <text:p>51392.7247935288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 [.D81] * 1.08" office:value-type="float" office:value="55504.1427770111" calcext:value-type="float">
            <text:p>55504.142777011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 [.D82] * 1.08" office:value-type="float" office:value="59944.474199172" calcext:value-type="float">
            <text:p>59944.474199172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 [.D83] * 1.08" office:value-type="float" office:value="64740.0321351058" calcext:value-type="float">
            <text:p>64740.0321351058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 [.D84] * 1.08" office:value-type="float" office:value="69919.2347059142" calcext:value-type="float">
            <text:p>69919.2347059142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 [.D85] * 1.08" office:value-type="float" office:value="75512.7734823874" calcext:value-type="float">
            <text:p>75512.7734823874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 [.D86] * 1.08" office:value-type="float" office:value="81553.7953609784" calcext:value-type="float">
            <text:p>81553.7953609784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 [.D87] * 1.08" office:value-type="float" office:value="88078.0989898566" calcext:value-type="float">
            <text:p>88078.0989898566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 [.D88] * 1.08" office:value-type="float" office:value="95124.3469090452" calcext:value-type="float">
            <text:p>95124.346909045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 [.D89] * 1.08" office:value-type="float" office:value="102734.294661769" calcext:value-type="float">
            <text:p>102734.294661769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 [.D90] * 1.08" office:value-type="float" office:value="110953.03823471" calcext:value-type="float">
            <text:p>110953.03823471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 [.D91] * 1.08" office:value-type="float" office:value="119829.281293487" calcext:value-type="float">
            <text:p>119829.281293487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 [.D92] * 1.08" office:value-type="float" office:value="129415.623796966" calcext:value-type="float">
            <text:p>129415.623796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3-13T11:55:22.072627273</meta:creation-date>
    <dc:date>2021-03-14T00:47:07.221933300</dc:date>
    <meta:editing-duration>PT9H51M3S</meta:editing-duration>
    <meta:editing-cycles>2</meta:editing-cycles>
    <meta:generator>LibreOffice/6.3.5.2$Linux_X86_64 LibreOffice_project/30$Build-2</meta:generator>
    <meta:document-statistic meta:table-count="1" meta:cell-count="176" meta:object-count="0"/>
  </office:meta>
</office:document-meta>
</file>